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098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pound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pound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9">11/09/2023</text:date>, <text:time>17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3-11-09T17:03:35.89</dc:date>
    <meta:editing-duration>P21DT4H9M49S</meta:editing-duration>
    <meta:editing-cycles>16</meta:editing-cycles>
    <meta:generator>OpenOffice/4.1.13$Win32 OpenOffice.org_project/4113m1$Build-9810</meta:generator>
    <meta:document-statistic meta:table-count="1" meta:cell-count="519" meta:object-count="0"/>
  </office:meta>
</office:document-meta>
</file>